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fo:language="fr" fo:country="FR"/>
    </style:style>
    <style:style style:name="P2" style:parent-style-name="Standard" style:family="paragraph">
      <style:paragraph-properties fo:text-align="center"/>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fo:language="fr" fo:country="FR"/>
    </style:style>
    <style:style style:name="P3" style:parent-style-name="Standard" style:family="paragraph">
      <style:text-properties style:font-weight-complex="bold" style:font-style-complex="italic" fo:font-size="13pt" style:font-size-asian="13pt" style:font-size-complex="16pt" fo:language="fr" fo:country="FR"/>
    </style:style>
    <style:style style:name="P4" style:parent-style-name="Standard" style:family="paragraph">
      <style:paragraph-properties fo:text-align="center"/>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fo:language="fr" fo:country="FR"/>
    </style:style>
    <style:style style:name="P5" style:parent-style-name="Standard" style:family="paragraph">
      <style:text-properties fo:language="fr" fo:country="FR"/>
    </style:style>
    <style:style style:name="P6" style:parent-style-name="Standard" style:family="paragraph">
      <style:text-properties fo:language="fr" fo:country="FR"/>
    </style:style>
    <style:style style:name="P7" style:parent-style-name="Standard" style:family="paragraph">
      <style:text-properties fo:font-weight="bold" style:font-weight-asian="bold" style:font-weight-complex="bold" fo:language="fr" fo:country="FR"/>
    </style:style>
    <style:style style:name="P8" style:parent-style-name="Standard" style:family="paragraph">
      <style:text-properties fo:font-weight="bold" style:font-weight-asian="bold" style:font-weight-complex="bold" fo:language="fr" fo:country="FR"/>
    </style:style>
    <style:style style:name="P9" style:parent-style-name="Standard" style:family="paragraph">
      <style:text-properties fo:language="fr" fo:country="FR"/>
    </style:style>
    <style:style style:name="P10" style:parent-style-name="Standard" style:family="paragraph">
      <style:text-properties fo:language="fr" fo:country="FR"/>
    </style:style>
    <style:style style:name="P11" style:parent-style-name="Standard" style:family="paragraph">
      <style:text-properties fo:language="fr" fo:country="FR"/>
    </style:style>
    <style:style style:name="P12" style:parent-style-name="Standard" style:family="paragraph">
      <style:text-properties fo:font-weight="bold" style:font-weight-asian="bold" style:font-weight-complex="bold" fo:language="fr" fo:country="FR"/>
    </style:style>
    <style:style style:name="P13" style:parent-style-name="Standard" style:family="paragraph">
      <style:text-properties fo:language="fr" fo:country="FR"/>
    </style:style>
    <style:style style:name="P14" style:parent-style-name="Standard" style:family="paragraph">
      <style:text-properties fo:language="fr" fo:country="FR"/>
    </style:style>
    <style:style style:name="P15" style:parent-style-name="Standard" style:family="paragraph">
      <style:text-properties fo:language="fr" fo:country="FR"/>
    </style:style>
    <style:style style:name="P16" style:parent-style-name="Standard" style:family="paragraph">
      <style:text-properties fo:font-weight="bold" style:font-weight-asian="bold" style:font-weight-complex="bold" fo:language="fr" fo:country="FR"/>
    </style:style>
    <style:style style:name="P17" style:parent-style-name="Standard" style:family="paragraph">
      <style:text-properties fo:language="fr" fo:country="FR"/>
    </style:style>
    <style:style style:name="P18" style:parent-style-name="Standard" style:family="paragraph">
      <style:text-properties fo:language="fr" fo:country="FR"/>
    </style:style>
    <style:style style:name="P19" style:parent-style-name="Standard" style:family="paragraph">
      <style:text-properties fo:language="fr" fo:country="FR"/>
    </style:style>
    <style:style style:name="P20" style:parent-style-name="Standard" style:family="paragraph">
      <style:text-properties fo:font-weight="bold" style:font-weight-asian="bold" style:font-weight-complex="bold" fo:language="fr" fo:country="FR"/>
    </style:style>
    <style:style style:name="P21" style:parent-style-name="Standard" style:family="paragraph">
      <style:text-properties fo:language="fr" fo:country="FR"/>
    </style:style>
    <style:style style:name="P22" style:parent-style-name="Standard" style:family="paragraph">
      <style:text-properties fo:language="fr" fo:country="FR"/>
    </style:style>
    <style:style style:name="P23" style:parent-style-name="Standard" style:family="paragraph">
      <style:text-properties fo:language="fr" fo:country="FR"/>
    </style:style>
    <style:style style:name="P24" style:parent-style-name="Standard" style:family="paragraph">
      <style:text-properties fo:language="fr" fo:country="FR"/>
    </style:style>
    <style:style style:name="P25" style:parent-style-name="Standard" style:family="paragraph">
      <style:text-properties fo:font-weight="bold" style:font-weight-asian="bold" style:font-weight-complex="bold" fo:language="fr" fo:country="FR"/>
    </style:style>
    <style:style style:name="P26" style:parent-style-name="Standard" style:family="paragraph">
      <style:text-properties fo:language="fr" fo:country="FR"/>
    </style:style>
    <style:style style:name="P27" style:parent-style-name="Standard" style:family="paragraph">
      <style:text-properties fo:language="fr" fo:country="FR"/>
    </style:style>
    <style:style style:name="P28" style:parent-style-name="Standard" style:family="paragraph">
      <style:text-properties fo:language="fr" fo:country="FR"/>
    </style:style>
    <style:style style:name="P29" style:parent-style-name="Standard" style:family="paragraph">
      <style:text-properties fo:font-weight="bold" style:font-weight-asian="bold" style:font-weight-complex="bold" fo:language="fr" fo:country="FR"/>
    </style:style>
    <style:style style:name="P30" style:parent-style-name="Standard" style:family="paragraph">
      <style:text-properties fo:language="fr" fo:country="FR"/>
    </style:style>
    <style:style style:name="P31" style:parent-style-name="Standard" style:family="paragraph">
      <style:text-properties fo:language="fr" fo:country="FR"/>
    </style:style>
    <style:style style:name="P32" style:parent-style-name="Standard" style:family="paragraph">
      <style:text-properties fo:language="fr" fo:country="FR"/>
    </style:style>
    <style:style style:name="P33" style:parent-style-name="Standard" style:family="paragraph">
      <style:text-properties fo:font-weight="bold" style:font-weight-asian="bold" style:font-weight-complex="bold" fo:language="fr" fo:country="FR"/>
    </style:style>
    <style:style style:name="P34" style:parent-style-name="Standard" style:family="paragraph">
      <style:text-properties fo:language="fr" fo:country="FR"/>
    </style:style>
    <style:style style:name="P35" style:parent-style-name="Standard" style:family="paragraph">
      <style:text-properties fo:language="fr" fo:country="FR"/>
    </style:style>
    <style:style style:name="P36" style:parent-style-name="Standard" style:family="paragraph">
      <style:text-properties fo:language="fr" fo:country="FR"/>
    </style:style>
    <style:style style:name="P37" style:parent-style-name="Standard" style:family="paragraph">
      <style:text-properties fo:font-weight="bold" style:font-weight-asian="bold" style:font-weight-complex="bold" fo:language="fr" fo:country="FR"/>
    </style:style>
    <style:style style:name="P38" style:parent-style-name="Standard" style:family="paragraph">
      <style:text-properties fo:font-weight="bold" style:font-weight-asian="bold" style:font-weight-complex="bold" fo:language="fr" fo:country="FR"/>
    </style:style>
    <style:style style:name="P39" style:parent-style-name="Standard" style:family="paragraph">
      <style:text-properties fo:language="fr" fo:country="FR"/>
    </style:style>
    <style:style style:name="P40" style:parent-style-name="Standard" style:family="paragraph">
      <style:text-properties fo:language="fr" fo:country="FR"/>
    </style:style>
    <style:style style:name="P41" style:parent-style-name="Standard" style:family="paragraph">
      <style:text-properties fo:language="fr" fo:country="FR"/>
    </style:style>
    <style:style style:name="P42" style:parent-style-name="Standard" style:family="paragraph">
      <style:text-properties fo:language="fr" fo:country="FR"/>
    </style:style>
    <style:style style:name="P43" style:parent-style-name="Standard" style:family="paragraph">
      <style:text-properties fo:font-weight="bold" style:font-weight-asian="bold" style:font-weight-complex="bold" fo:language="fr" fo:country="FR"/>
    </style:style>
    <style:style style:name="P44" style:parent-style-name="Standard" style:family="paragraph">
      <style:text-properties fo:font-weight="bold" style:font-weight-asian="bold" style:font-weight-complex="bold" fo:language="fr" fo:country="FR"/>
    </style:style>
    <style:style style:name="P45" style:parent-style-name="Standard" style:family="paragraph">
      <style:text-properties fo:language="fr" fo:country="FR"/>
    </style:style>
    <style:style style:name="P46" style:parent-style-name="Standard" style:family="paragraph">
      <style:text-properties fo:language="fr" fo:country="FR"/>
    </style:style>
    <style:style style:name="P47" style:parent-style-name="Standard" style:family="paragraph">
      <style:text-properties fo:language="fr" fo:country="FR"/>
    </style:style>
    <style:style style:name="P48" style:parent-style-name="Standard" style:family="paragraph">
      <style:text-properties fo:font-weight="bold" style:font-weight-asian="bold" style:font-weight-complex="bold" fo:language="fr" fo:country="FR"/>
    </style:style>
    <style:style style:name="P49" style:parent-style-name="Standard" style:family="paragraph">
      <style:text-properties fo:language="fr" fo:country="FR"/>
    </style:style>
    <style:style style:name="P50" style:parent-style-name="Standard" style:family="paragraph">
      <style:text-properties fo:language="fr" fo:country="FR"/>
    </style:style>
    <style:style style:name="P51" style:parent-style-name="Standard" style:family="paragraph">
      <style:text-properties fo:language="fr" fo:country="FR"/>
    </style:style>
    <style:style style:name="P52" style:parent-style-name="Standard" style:family="paragraph">
      <style:text-properties fo:font-weight="bold" style:font-weight-asian="bold" style:font-weight-complex="bold" fo:language="fr" fo:country="FR"/>
    </style:style>
    <style:style style:name="P53" style:parent-style-name="Standard" style:family="paragraph">
      <style:text-properties fo:language="fr" fo:country="FR"/>
    </style:style>
    <style:style style:name="P54" style:parent-style-name="Standard" style:family="paragraph">
      <style:text-properties fo:language="fr" fo:country="FR"/>
    </style:style>
    <style:style style:name="P55" style:parent-style-name="Standard" style:family="paragraph">
      <style:text-properties fo:language="fr" fo:country="FR"/>
    </style:style>
    <style:style style:name="P56" style:parent-style-name="Standard" style:family="paragraph">
      <style:text-properties fo:font-weight="bold" style:font-weight-asian="bold" style:font-weight-complex="bold" fo:language="fr" fo:country="FR"/>
    </style:style>
    <style:style style:name="P57" style:parent-style-name="Standard" style:family="paragraph">
      <style:text-properties fo:language="fr" fo:country="FR"/>
    </style:style>
    <style:style style:name="P58" style:parent-style-name="Standard" style:family="paragraph">
      <style:text-properties fo:language="fr" fo:country="FR"/>
    </style:style>
    <style:style style:name="P59" style:parent-style-name="Standard" style:family="paragraph">
      <style:text-properties fo:language="fr" fo:country="FR"/>
    </style:style>
    <style:style style:name="P60" style:parent-style-name="Standard" style:family="paragraph">
      <style:text-properties fo:language="fr" fo:country="FR"/>
    </style:style>
    <style:style style:name="P61" style:parent-style-name="Standard" style:family="paragraph">
      <style:text-properties fo:font-weight="bold" style:font-weight-asian="bold" style:font-weight-complex="bold" fo:language="fr" fo:country="FR"/>
    </style:style>
    <style:style style:name="P62" style:parent-style-name="Standard" style:family="paragraph">
      <style:text-properties fo:font-weight="bold" style:font-weight-asian="bold" style:font-weight-complex="bold" fo:language="fr" fo:country="FR"/>
    </style:style>
    <style:style style:name="P63" style:parent-style-name="Standard" style:family="paragraph">
      <style:text-properties fo:language="fr" fo:country="FR"/>
    </style:style>
    <style:style style:name="P64" style:parent-style-name="Standard" style:family="paragraph">
      <style:text-properties fo:language="fr" fo:country="FR"/>
    </style:style>
    <style:style style:name="P65" style:parent-style-name="Standard" style:family="paragraph">
      <style:text-properties fo:language="fr" fo:country="FR"/>
    </style:style>
    <style:style style:name="P66" style:parent-style-name="Standard" style:family="paragraph">
      <style:text-properties fo:font-weight="bold" style:font-weight-asian="bold" style:font-weight-complex="bold" fo:language="fr" fo:country="FR"/>
    </style:style>
    <style:style style:name="P67" style:parent-style-name="Standard" style:family="paragraph">
      <style:text-properties fo:language="fr" fo:country="FR"/>
    </style:style>
    <style:style style:name="P68" style:parent-style-name="Standard" style:family="paragraph">
      <style:text-properties fo:language="fr" fo:country="FR"/>
    </style:style>
    <style:style style:name="P69" style:parent-style-name="Standard" style:family="paragraph">
      <style:text-properties fo:language="fr" fo:country="FR"/>
    </style:style>
    <style:style style:name="P70" style:parent-style-name="Standard" style:family="paragraph">
      <style:text-properties fo:font-weight="bold" style:font-weight-asian="bold" style:font-weight-complex="bold" fo:language="fr" fo:country="FR"/>
    </style:style>
    <style:style style:name="P71" style:parent-style-name="Standard" style:family="paragraph">
      <style:text-properties fo:language="fr" fo:country="FR"/>
    </style:style>
    <style:style style:name="P72" style:parent-style-name="Standard" style:family="paragraph">
      <style:text-properties fo:language="fr" fo:country="FR"/>
    </style:style>
    <style:style style:name="P73" style:parent-style-name="Standard" style:family="paragraph">
      <style:text-properties fo:language="fr" fo:country="FR"/>
    </style:style>
    <style:style style:name="P74" style:parent-style-name="Standard" style:family="paragraph">
      <style:text-properties fo:font-weight="bold" style:font-weight-asian="bold" style:font-weight-complex="bold" fo:language="fr" fo:country="FR"/>
    </style:style>
    <style:style style:name="T75" style:parent-style-name="Policepardéfaut" style:family="text">
      <style:text-properties fo:font-weight="bold" style:font-weight-asian="bold" style:font-weight-complex="bold" fo:language="fr" fo:country="FR"/>
    </style:style>
  </office:automatic-styles>
  <office:body>
    <office:text text:use-soft-page-breaks="true">
      <text:p text:style-name="P1">Questions publique cible</text:p>
      <text:p text:style-name="P2"/>
      <text:p text:style-name="P3">Étudiant à l’ENSTA, 20 ans</text:p>
      <text:p text:style-name="P4"/>
      <text:p text:style-name="P5">1. Aimez-vous lire ou aimeriez-vous lire plus ?</text:p>
      <text:p text:style-name="P6"/>
      <text:p text:style-name="P7">J’aime lire, j’aimerai lire plus mais j’aimerai lire plus.</text:p>
      <text:p text:style-name="P8">C’est à moi personnellement que je dois mon<text:s/>manque de lecture, je devrai prendre plus de temps.</text:p>
      <text:p text:style-name="P9"/>
      <text:p text:style-name="P10">2. A quelle fréquence lisez-vous ?</text:p>
      <text:p text:style-name="P11"/>
      <text:p text:style-name="P12">C’est par période, des moments presque rien, d’autres moments ou je me lance.</text:p>
      <text:p text:style-name="P13"/>
      <text:p text:style-name="P14">3. Quelle est la durée de lecture que vous avez à chaque fois que vous lisez ?</text:p>
      <text:p text:style-name="P15"/>
      <text:p text:style-name="P16">Une demi<text:s/>heure avant de dormir, jusqu’à une heure en journée.</text:p>
      <text:p text:style-name="P17"/>
      <text:p text:style-name="P18">4. Quel genre de lecture préférez-vous ?</text:p>
      <text:p text:style-name="P19"/>
      <text:p text:style-name="P20">Héroïque fantaisie, un peu fantastique, ou les thrillers.</text:p>
      <text:p text:style-name="P21"/>
      <text:p text:style-name="P22">5. Quel est la taille moyenne de votre lecture (comme par exemple des lectures sur</text:p>
      <text:p text:style-name="P23">internet)</text:p>
      <text:p text:style-name="P24"/>
      <text:p text:style-name="P25">400-500 pages, 1000 ca ne m’arrive jamais.</text:p>
      <text:p text:style-name="P26"/>
      <text:p text:style-name="P27">6. Que faites vous lorsque vous lisez ? (exemple : écouter de la musique)</text:p>
      <text:p text:style-name="P28"/>
      <text:p text:style-name="P29">Rien du tout, pas d’écouteurs.</text:p>
      <text:p text:style-name="P30"/>
      <text:p text:style-name="P31">7. Avez vous des problèmes d’inattention lors de votre lecture ? Pourquoi ?</text:p>
      <text:p text:style-name="P32"/>
      <text:p text:style-name="P33">Il peut m’arriver que je me<text:s/>perde dans mes pensées et que cela coûte la lecture, mais généralement j’arrive à ne pas trop décrocher.</text:p>
      <text:p text:style-name="P34"/>
      <text:p text:style-name="P35">8. Etes vous capable de lire dans des lieux publics sans musique ?</text:p>
      <text:p text:style-name="P36"/>
      <text:p text:style-name="P37">Oui, cela dépend de ce qui se passe autour. Si c’est un fond constant, quand je sais ce qui m’entoure, je peux (ex : transport en commun, les fonds ca va). Mais lorsque le fond sonore est trop bruyant, c’est dur.</text:p>
      <text:p text:style-name="P38">Quand je lis, c’est jamais avec des écouteurs.</text:p>
      <text:p text:style-name="P39"/>
      <text:p text:style-name="P40">9. Que pensez-vous d’une ambiance sonore jouée en même temps que votre lecture,</text:p>
      <text:p text:style-name="P41">adaptée au thème de la page lue ?</text:p>
      <text:p text:style-name="P42"/>
      <text:p text:style-name="P43">C’est intéressant. J’écoute pas forcément les musiques, il faudrait un truc qui colle.</text:p>
      <text:p text:style-name="P44">Si elle s’adapte, c’est intéressant et comblerait le fait que je n’arrive pas à mettre des musiques en théme avec ce que je lis.</text:p>
      <text:p text:style-name="P45"/>
      <text:p text:style-name="P46">10. Pareil pour des odeurs.</text:p>
      <text:p text:style-name="P47"/>
      <text:p text:style-name="P48">Je trouve ca intéressant, cela peut travailler l’imagination, renforcer l’immersion, être plus facilement dans ce qu’on lit. Il ne faut pas trucs trop particulers, mais des odeurs évoquant un lieu pourquoi pas.</text:p>
      <text:p text:style-name="P49"/>
      <text:p text:style-name="P50">11. Vous<text:s/>ennuyez-vous lors d’un certain temps de lecture ?</text:p>
      <text:p text:style-name="P51"/>
      <text:p text:style-name="P52">En général oui, au bout d’un moment, je prends moins de plaisir qu’au début. Lecture constante = ennui, <text:s/>et donc je me dis “une autre fois”. Souvent lors de la fin du livre, la je ne m’ennuie plus trop.</text:p>
      <text:p text:style-name="P53"/>
      <text:p text:style-name="P54">12. Où lisez vous le plus souvent ?</text:p>
      <text:p text:style-name="P55"/>
      <text:p text:style-name="P56">Le plus souvent dans ma chambre et dans mon lit, ou alors les transports en commun.</text:p>
      <text:p text:style-name="P57"/>
      <text:p text:style-name="P58">13. Comment aviez vous vécu la transition entre les ”Tom tom et Nana” aux romans/nouvelles</text:p>
      <text:p text:style-name="P59">de Victor Hugo par exemple ? Etes vous passez par des nouvelles, ou des romans ?</text:p>
      <text:p text:style-name="P60"/>
      <text:p text:style-name="P61">Pas plus marqué que cela, je n’ai pas d’un coup lu trop. Je me souviens de quelques lectures avec plus de pages en grosse police, ca c’est fait doucement, je n’ai pas remarqué de trop gros changements.</text:p>
      <text:p text:style-name="P62">Il y avait cependant dans les exigences de l’école où en primaire nous ne sommes pas trop forcer à lire, alors qu’au collège d’un coup les lectures sont ciblées. Il y a une transition qui pourrait être mieux amené.</text:p>
      <text:p text:style-name="P63"/>
      <text:p text:style-name="P64">14. Comment pensez vous pouvoir faciliter cette transition ?</text:p>
      <text:p text:style-name="P65"/>
      <text:p text:style-name="P66">Je ne sais pas, laisser plus de choix de lectures correspondant quand même à ceux que les profs veulent faire.</text:p>
      <text:p text:style-name="P67"/>
      <text:p text:style-name="P68">15. Comment achetez-vous vos livres ? Internet, magasins ?</text:p>
      <text:p text:style-name="P69"/>
      <text:p text:style-name="P70">Ca dépend : internet des fois, et des fois en ville en librairie. 50% les deux.</text:p>
      <text:p text:style-name="P71"/>
      <text:p text:style-name="P72">16. Jusqu’à combien êtes vous prêt à mettre pour un livre ?</text:p>
      <text:p text:style-name="P73"/>
      <text:p text:style-name="P74">Ca dépend du livre et de la longueur, du format. Si c’est un bon livre, je peux mettre le prix.</text:p>
      <text:p text:style-name="Standard"><text:span text:style-name="T75">Mais des livres à 30 euros est une grosse limite, mais il faut voir au cas par c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Office User</dc:creator>
    <meta:creation-date>2018-11-17T14:53:00Z</meta:creation-date>
    <dc:date>2019-03-28T13:42:00Z</dc:date>
    <meta:template xlink:href="Normal.dotm" xlink:type="simple"/>
    <meta:editing-cycles>4</meta:editing-cycles>
    <meta:editing-duration>PT900S</meta:editing-duration>
    <meta:document-statistic meta:page-count="2" meta:paragraph-count="7" meta:word-count="539" meta:character-count="3502" meta:row-count="24" meta:non-whitespace-character-count="2970"/>
  </office:meta>
</office:document-meta>
</file>